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5983b0" loext:opacity="100%"/>
    </style:style>
    <style:style style:name="P2" style:family="paragraph" style:parent-style-name="Text_20_body">
      <style:text-properties fo:color="#355269" loext:opacity="100%"/>
    </style:style>
    <style:style style:name="P3" style:family="paragraph" style:parent-style-name="Text_20_body">
      <style:text-properties officeooo:rsid="00130d39" officeooo:paragraph-rsid="00130d39"/>
    </style:style>
    <style:style style:name="P4" style:family="paragraph" style:parent-style-name="Text_20_body">
      <style:text-properties officeooo:rsid="0012e10a" officeooo:paragraph-rsid="0012e10a"/>
    </style:style>
    <style:style style:name="P5" style:family="paragraph" style:parent-style-name="Text_20_body">
      <style:text-properties officeooo:rsid="0012e10a" officeooo:paragraph-rsid="00157093"/>
    </style:style>
    <style:style style:name="P6" style:family="paragraph" style:parent-style-name="Text_20_body">
      <style:text-properties officeooo:rsid="0012e10a" officeooo:paragraph-rsid="00130d39"/>
    </style:style>
    <style:style style:name="P7" style:family="paragraph" style:parent-style-name="Text_20_body">
      <style:text-properties officeooo:rsid="00130d39" officeooo:paragraph-rsid="001445d4"/>
    </style:style>
    <style:style style:name="P8" style:family="paragraph" style:parent-style-name="Text_20_body">
      <style:text-properties officeooo:rsid="00130d39" officeooo:paragraph-rsid="00146587"/>
    </style:style>
    <style:style style:name="P9" style:family="paragraph" style:parent-style-name="Text_20_body">
      <style:text-properties officeooo:rsid="0014ad88" officeooo:paragraph-rsid="0014ad88"/>
    </style:style>
    <style:style style:name="P10" style:family="paragraph" style:parent-style-name="Text_20_body">
      <style:text-properties officeooo:rsid="0012e10a" officeooo:paragraph-rsid="0014ad88"/>
    </style:style>
    <style:style style:name="P11" style:family="paragraph" style:parent-style-name="Text_20_body">
      <style:text-properties officeooo:rsid="00166bbb" officeooo:paragraph-rsid="00166bbb"/>
    </style:style>
    <style:style style:name="P12" style:family="paragraph" style:parent-style-name="Text_20_body">
      <style:text-properties officeooo:rsid="00130d39" officeooo:paragraph-rsid="00166bbb"/>
    </style:style>
    <style:style style:name="P13" style:family="paragraph" style:parent-style-name="Text_20_body">
      <style:text-properties officeooo:rsid="0017facf" officeooo:paragraph-rsid="0017facf"/>
    </style:style>
    <style:style style:name="T1" style:family="text">
      <style:text-properties officeooo:rsid="00146587"/>
    </style:style>
    <style:style style:name="T2" style:family="text">
      <style:text-properties officeooo:rsid="00130d39"/>
    </style:style>
    <style:style style:name="T3" style:family="text">
      <style:text-properties officeooo:rsid="00157093"/>
    </style:style>
    <style:style style:name="T4" style:family="text">
      <style:text-properties officeooo:rsid="0012e10a"/>
    </style:style>
    <style:style style:name="T5" style:family="text">
      <style:text-properties officeooo:rsid="001445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εξτε όλες τις σωστές απαντησεις, ανά περίπτωση <text:span text:style-name="T1">είναι παραπανω από μια</text:span>!</text:p>
      <text:p text:style-name="P3"/>
      <text:p text:style-name="P4">1. Η μονάδα κιλόγραμμαριο (kgr) χρησιμοποιείται για <text:s/>μετρηση της:</text:p>
      <text:p text:style-name="P4">Α.όγκου <text:tab/>Β.μάζας<text:tab/> Γ.εμβαδού<text:tab/> Δ. πυκνοτητας</text:p>
      <text:p text:style-name="P4">2. <text:s/>Ποιά η διαφορά μεταξύ φυσικών– χημικών <text:s/>φαινόμενων. Αναφερετε</text:p>
      <text:p text:style-name="P4">παραδειγματα!</text:p>
      <text:p text:style-name="P4">3. <text:s/>Η Θερμοκρασία μετράται σε βαθμούς: </text:p>
      <text:p text:style-name="P4">Α. Κελσίου <text:tab/>Β. Κέλβιν<text:tab/> Γ. Φαρενάι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5">Α. Candela <text:span text:style-name="T2">cd</text:span> <text:s/><text:tab/>Β. Volt<text:tab/> Γ. <text:span text:style-name="T3">Lumen</text:span><text:tab/> Δ. Ampere</text:p>
      <text:p text:style-name="P3">6. <text:s/>Ο βρασμός είναι χημικό φαινόμενο;</text:p>
      <text:p text:style-name="P3">Α. Σωστό <text:tab/><text:tab/>Β. Λάθος</text:p>
      <text:p text:style-name="P3">7. Η αστραπή είναι χημικό φαινόμενο;</text:p>
      <text:p text:style-name="P3">Α. Σωστό <text:tab/><text:tab/>Β. Λάθος</text:p>
      <text:p text:style-name="P3">8. Η ακουστική μελετά την διαδοση του</text:p>
      <text:p text:style-name="P3">Α. ήχου <text:tab/><text:span text:style-name="T4">Β. </text:span>φωτός<text:span text:style-name="T4"><text:tab/> Γ. </text:span>ηλεκτρικού ρευματος<text:span text:style-name="T4"><text:tab/> Δ. </text:span>φυσικού αερίου</text:p>
      <text:p text:style-name="P3">9. Η αστρονομία είναι υποσύνολο της:</text:p>
      <text:p text:style-name="P6">Α. <text:span text:style-name="T2">γαστρονομίας</text:span> <text:s/><text:tab/>Β. <text:span text:style-name="T2">αστροφυσικής</text:span><text:tab/> Γ. <text:span text:style-name="T2">μηχανικής</text:span> <text:tab/> Δ. <text:span text:style-name="T5">η</text:span><text:span text:style-name="T2">λεκτρονικής</text:span></text:p>
      <text:p text:style-name="P7">10. <text:span text:style-name="T5">Η κοσμολογία μελετά την:</text:span></text:p>
      <text:p text:style-name="P8"><text:span text:style-name="T5"><text:s/></text:span><text:span text:style-name="T4">Α. </text:span><text:span text:style-name="T5">αρχή του συμπαντος</text:span><text:span text:style-name="T4"> <text:s/><text:tab/>Β. </text:span><text:span text:style-name="T1">ε</text:span><text:span text:style-name="T5">ξέλιξή του </text:span><text:span text:style-name="T4"><text:tab/> Γ. έ</text:span><text:span text:style-name="T5">κτασή του </text:span><text:span text:style-name="T4"><text:s/>Δ. </text:span><text:span text:style-name="T5">προέλευση της ζωής</text:span></text:p>
      <text:p text:style-name="P9">11.<text:span text:style-name="T4"> Η μονάδα </text:span>λίτρο<text:span text:style-name="T4"> (</text:span>lt<text:span text:style-name="T4">) χρησιμοποιείται για <text:s/>μετρηση της:</text:span></text:p>
      <text:p text:style-name="P10">Α.όγκου <text:tab/>Β.μάζας<text:tab/> Γ.εμβαδού<text:tab/> Δ. Πυκνοτητας</text:p>
      <text:p text:style-name="P11">12. Η οπτική μελετά την διάδοση του:</text:p>
      <text:p text:style-name="P12">Α. ήχου <text:tab/><text:span text:style-name="T4">Β. </text:span>φωτός<text:span text:style-name="T4"><text:tab/> Γ. </text:span>ηλεκτρικού ρευματος<text:span text:style-name="T4"><text:tab/> Δ. </text:span>φυσικού αερίου</text:p>
      <text:p text:style-name="P11">13. Η μετατροπή του μουστου σε οίνο ειναι φυσικό φαινόμενο;</text:p>
      <text:p text:style-name="P12">Α. Σωστό <text:tab/><text:tab/>Β.Λάθος</text:p>
      <text:p text:style-name="P11"><text:soft-page-break/>14. Η μετατροπή του οίνου σε ξύδι ειναι φυσικό φαινόμενο;</text:p>
      <text:p text:style-name="P12">Α. Σωστό <text:tab/><text:tab/>Β.Λάθος</text:p>
      <text:p text:style-name="P13">15. Η ταχύτητα είναι μονομετρο <text:span text:style-name="T4">ή </text:span>διανυσματικό μέγεθος;</text:p>
      <text:p text:style-name="P4"><text:s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style style:name="MT1" style:family="text">
      <style:text-properties officeooo:rsid="0018fd3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Ν.Αϊβαλιώτης <text:tab/><text:tab/><text:span text:style-name="MT1">31</text:span>.10.20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0-31T08:34:10.270713082</dc:date>
    <meta:editing-duration>PT17M46S</meta:editing-duration>
    <meta:editing-cycles>8</meta:editing-cycles>
    <meta:generator>LibreOffice/24.8.2.1$Linux_X86_64 LibreOffice_project/480$Build-1</meta:generator>
    <meta:print-date>2024-10-28T13:15:07.163781928</meta:print-date>
    <meta:printed-by>PDF files</meta:printed-by>
    <meta:document-statistic meta:table-count="0" meta:image-count="0" meta:object-count="0" meta:page-count="2" meta:paragraph-count="33" meta:word-count="219" meta:character-count="1372" meta:non-whitespace-character-count="1133"/>
  </office:meta>
</office:document-meta>
</file>